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-color="#ffffff"/>
    </style:style>
    <style:style style:name="gr2" style:family="graphic" style:parent-style-name="standard">
      <style:graphic-properties svg:stroke-width="0.1cm" draw:fill="none" draw:fill-color="#ffffff"/>
    </style:style>
  </office:automatic-styles>
  <office:body>
    <office:drawing>
      <draw:page draw:name="page1" draw:style-name="dp1" draw:master-page-name="Default">
        <draw:g>
          <draw:glue-point draw:id="4" svg:x="0cm" svg:y="-5cm"/>
          <draw:glue-point draw:id="5" svg:x="0cm" svg:y="5.811cm"/>
          <draw:glue-point draw:id="6" svg:x="0cm" svg:y="0.405cm"/>
          <draw:path draw:style-name="gr1" draw:layer="layout" svg:width="0.649cm" svg:height="1.826cm" svg:x="0.054cm" svg:y="0.095cm" svg:viewBox="0 0 650 1827" svg:d="m0 238c0-317 650-317 650 0 0 424 0 1589 0 1589h-650c0 0 0-1271 0-1589z">
            <text:p/>
          </draw:path>
          <draw:path draw:style-name="gr2" draw:layer="layout" svg:width="0.649cm" svg:height="1.826cm" svg:x="0.054cm" svg:y="0.095cm" svg:viewBox="0 0 650 1827" svg:d="m0 238c0-317 650-317 650 0 0 424 0 1589 0 1589h-650c0 0 0-1271 0-1589">
            <text:p/>
          </draw:path>
          <draw:rect draw:style-name="gr2" draw:layer="layout" svg:width="0.757cm" svg:height="0.054cm" svg:x="0cm" svg:y="0.919cm">
            <text:p/>
          </draw:rect>
          <draw:rect draw:style-name="gr1" draw:layer="layout" svg:width="0.757cm" svg:height="0.054cm" svg:x="0cm" svg:y="0.919cm">
            <text:p/>
          </draw:rect>
          <draw:rect draw:style-name="gr1" draw:layer="layout" svg:width="0.108cm" svg:height="0.108cm" svg:x="0.324cm" svg:y="0cm">
            <text:p/>
          </draw:rect>
          <draw:rect draw:style-name="gr2" draw:layer="layout" svg:width="0.108cm" svg:height="0.108cm" svg:x="0.324cm" svg:y="0cm">
            <text:p/>
          </draw:rect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Civil - Gas Bottle</dc:title>
    <meta:creation-date>2011-02-07T17:04:55</meta:creation-date>
    <meta:editing-duration>P0D</meta:editing-duration>
    <meta:editing-cycles>1</meta:editing-cycles>
    <meta:document-statistic meta:object-count="7"/>
    <meta:generator>OpenOffice.org/3.3$Linux OpenOffice.org_project/330m20$Build-9567</meta:generator>
  </office:meta>
</office:document-meta>
</file>